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5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. M. Isaac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few words about the Revd S. M. Isaac's/</text:p>
      <text:p text:style-name="P2">decease/</text:p>
      <text:p text:style-name="P3"/>
      <text:p text:style-name="P3">[Page 1]</text:p>
      <text:p text:style-name="P3"><text:tab/>It was my intention, <text:span text:style-name="T2">as</text:span><text:span text:style-name="T4"> to have spoken this sab-/-bath at some length, and I had prepared </text:span><text:span text:style-name="T2">some</text:span><text:span text:style-name="T4"> various points/ in my mind to that effect. <text:s/>The more inclined I/ felt to </text:span><text:span text:style-name="T2">to</text:span><text:span text:style-name="T4"> address you longer than ordinarily, because/ I wished to pay a well merited tribute to the me-/-mory of an excellent Jew, an exemplary citizen,/ and a distinguished minister. <text:s/>But the whole of/ yesterday the state of my health would not permit/ me to arrange my thoughts systematically, so that/ I might do the subject the full justice it deserves, and/ acquit myself creditably. <text:s/>Sometime, indeed,/ notwithstanding the greatest care bestowed upon/ the topic about to be discussed, and all the pains/ taken to present it in an intelligible and agreeable/ diction, it happens, either through not being heard/ distinctly, or through a defective accent on the part/ of the speaker, that what he says is wofully[sic!] mis-/-understood. <text:s/>Should his discourse be then printed from a/ copy made by a reporter sitting at a distance, it will/ excite the laughter of an intelligent reader, because/</text:span></text:p>
      <text:p text:style-name="P3"><text:span text:style-name="T4"/></text:p>
      <text:p text:style-name="P3"><text:span text:style-name="T4">[Page 2]</text:span></text:p>
      <text:p text:style-name="P3"><text:span text:style-name="T4">of its illogical composition, its totology[sic!] and/ ludicrous wording. <text:s/>This has precisely occurred/ in the publication of the address I was called upon/ to deliver at the funeral of the Reverend Samuel/ M Isaacs of New York on Wednesday last. <text:s/>The/ Jewish Messenger of the week, or rather its blunder-/-ing </text:span><text:soft-page-break/><text:span text:style-name="T4">reporter makes me say what I never uttered,/ omits much that was said, and puts the whole/ together in a form unbeseeming the solemnity of/ the occasion, unworthy of the deceased, and unbecoming/ to the panegyrist. <text:s/>For, if the Latin proverb/ that of the dead we should speak only what is/ good is a charitable maxim, </text:span><text:span text:style-name="T2">and</text:span><text:span text:style-name="T4"> greatly to/ be commended, and to be followed, as far as practicable,/ I hold that exaggerations ought, by all means, to/ be avoided, not to stain oneself with the sin of flat-/-tery towards the living. <text:s/>The real merits of the/ subject should be presented, as a lesson, in a digni-/-fied but simple manner. <text:s/>The late minister/ of the Shaar</text:span><text:span text:style-name="T5">è</text:span><text:span text:style-name="T6"> Tephilla Congregation, was conspi-/-cuous not so much for the brilliant acquirements/ of the mind, as for the tender qualities of the heart./</text:span></text:p>
      <text:p text:style-name="P3"><text:span text:style-name="T6"/></text:p>
      <text:p text:style-name="P3"><text:span text:style-name="T6">[Page 3]</text:span></text:p>
      <text:p text:style-name="P3"><text:span text:style-name="T6">Having undergone privations in his early days, when/ his father reduced to straitened circumstances, emigrated/ from Holland to England, my colleague had fellow-/feelings with those who suffered want. <text:s/></text:span><text:span text:style-name="T3">and</text:span><text:span text:style-name="T6"> His exertions/ to alleviate misery were unabated during the whole/ of the thirty nine years he filled a sacred office./ <text:s/>But effective as he was in pleading for the poor and/ the afflicted, his preaching, did not, as a rule, create/ enthusiasm by reason of its commanding eloquence, or/ for the striking thoughts it unfolded. <text:s/>How could I/ then have said that people would come from all/ parts of America, to hear him, and that even from/ beyond the ocean men would crowd round the fane where/ he officiated? <text:s/>Knowing likewise that the op-/-portunities by which my revered friend could gain/ a perfect mastery of Hebrew literature had been/ withheld from him--since in London half a century/ ago no college existed, and scarcely any school for/ high branches--how could I have asserted that he/ bestowed upon Israel the benefit of his extensive learning?/</text:span></text:p>
      <text:p text:style-name="P3"><text:span text:style-name="T6"/></text:p>
      <text:p text:style-name="P3"><text:span text:style-name="T6">[Page 4]</text:span></text:p>
      <text:p text:style-name="P3"><text:span text:style-name="T6">No: I acknowledge very cheerfully that what/ he had attained was excellently put into use; that/ Mr Isaacs employed his talents to the very utmost/ in strengthening historical Judaism; that he was/ a sincere adherent</text:span><text:span text:style-name="T3">s</text:span><text:span text:style-name="T6"> of the ancestral faith, and he/ preached it without fear of </text:span><text:span text:style-name="T3">becoming</text:span><text:span text:style-name="T6"> staking </text:span><text:span text:style-name="T3">un</text:span><text:span text:style-name="T6">popularity./ <text:s/>For the good minister tried to </text:span><text:span text:style-name="T3">gain</text:span><text:span text:style-name="T6"> secure the approval/ of God, and not the smile of man. <text:s/>Duty and/ the spiritual welfare of his flock became his polar/ star. <text:s/>He lived indeed up to his principles, and/ no shadow of suspicion ever rested upon the purity/ of his character. <text:s/>But while I admit all that/ with gratitude to his memory, I opine that to/ style him an eminent scholar, and a leading prea-/-cher would be a hyperbole scarcely pardonable./ <text:s/>I stated neither, though I am indeed anxious that/ a pious and most conscientious Jew should be held/ in high estimation. <text:s/>Painful as it is to see one's/ words misquoted, and one's sentences mutilated, and/ distorted as to be scarcely recognizable by the author,/ I do not appreciate any the less the sterling worth/ of the deceased, nor the honor conferred upon this/</text:span></text:p>
      <text:p text:style-name="P3"><text:span text:style-name="T6"/></text:p>
      <text:p text:style-name="P3"><text:span text:style-name="T6">[Page 5]</text:span></text:p>
      <text:p text:style-name="P3"><text:span text:style-name="T6">Congregation by the bereaved family and the/ trustees of the congregation Shaar</text:span><text:span text:style-name="T5">è</text:span><text:span text:style-name="T6"> Tephilla, when I/ was </text:span><text:span text:style-name="T3">onl</text:span><text:span text:style-name="T6"> invited to deliver the funeral address./ <text:s/>Little did I imagine nine months ago, when I/ lamented on this pulpit the loss of an upholder of/ orthodoxy that another, and I may add the last/ of any standing in New York--, would so soon be/ snatched away, leaving a void not likely to be filled./ <text:s/>But the ways of the Lord are true and righteous/ altogether. <text:s/>We must bow to the will of Him who/ has set a law that man's term on earth should not/ exceed by </text:span><text:span text:style-name="T3">far</text:span><text:span text:style-name="T6"> a great length three score and ten years./ <text:s/>To Samuel M. Isaacs, His faithful servant, God/ granted the happiness of reaching beyond that pe-/riod--and not in a state of decrepitude, which ren-/-ders old age a burden, but in the fruition of bodily/ and mental activity. <text:s/>Only within a few weeks,/ almost a few days previous to his being summoned/ to his reward, my venerated colleague continued/ to labor on earth as a model to his exemplary fa-/-mily, as an advocate of the needy, and a benefactor/ of the people, he loved with his whole heart./</text:span></text:p>
      <text:p text:style-name="P3"><text:span text:style-name="T6"/></text:p>
      <text:p text:style-name="P3"><text:soft-page-break/><text:span text:style-name="T6">[Page 6]</text:span></text:p>
      <text:p text:style-name="P3"><text:span text:style-name="T6">May the Almighty assign to his soul a high/ seat among the </text:span><text:span text:style-name="T3">beloved</text:span><text:span text:style-name="T6"> perfect righteous. <text:s/>May/ angels of peace greet his entrance into the regions/ of bliss in the language of the prophet. <text:s/>"Let him/ come in in peace, rest upon his destined couch,/ for he has walked uprightl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5:33:59.63</meta:creation-date>
    <meta:document-statistic meta:table-count="0" meta:image-count="0" meta:object-count="0" meta:page-count="4" meta:paragraph-count="75" meta:word-count="1171" meta:character-count="7147"/>
    <dc:date>2012-11-14T15:55:36.05</dc:date>
    <meta:editing-duration>PT3M26S</meta:editing-duration>
    <meta:editing-cycles>1</meta:editing-cycles>
    <meta:generator>OpenOffice.org/3.4.1$Win32 OpenOffice.org_project/341m1$Build-9593</meta:generator>
  </office:meta>
</office:document-meta>
</file>